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108, R109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70" calcext:value-type="float">
            <text:p>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13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4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5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6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7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1, C1402, C1403, C1404, C1512, C1513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5, C1522, C1521, C1516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7, C1515, C1511, C1504, C1523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2" calcext:value-type="float">
            <text:p>3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1718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3, C1502, C1501, C1821, C1822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</text:p>
          </table:table-cell>
          <table:table-cell office:value-type="string" calcext:value-type="string">
            <text:p>ANT-LTE-CER-T</text:p>
          </table:table-cell>
          <table:table-cell table:formula="of:=LEN([.A122])-LEN(SUBSTITUTE([.A1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office:value-type="string" calcext:value-type="string">
            <text:p>https://linxtechnologies.com/wp/wp-content/uploads/ant-lte-cer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ANT-LTE-CER-T</text:p>
          </table:table-cell>
          <table:table-cell office:value-type="string" calcext:value-type="string">
            <text:p>712-ANT-LTE-CER-T</text:p>
          </table:table-cell>
          <table:table-cell office:value-type="string" calcext:value-type="string">
            <text:p>https://www.mouser.com/ProductDetail/Linx-Technologies/ANT-LTE-CER-T?qs=F5EMLAvA7IB7cQaKyhfEi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assive-Components/Antennas/_/N-8w0fa?P=1y94rceZ1yr2ofqZ1yuqgh4Z1y92y2dZ1yzxtllZ1yzv8z0Z1y94rlyZ1yzu5bhZ1yzxtl9Z1yzxpklZ1yyabshZ1yzxqw6Z1y94rh6Z1y9iqlfZ1y94rr8Z1yyabcjZ1y9guvjZ1y94rgvZ1y94rhdZ1yzu5bwZ1y9guvlZ1yzxq81Z1z0x1exZ1z0x0msZ1z0x1eqZ1z0x0wrZ1z0x1fdZ1yzxdv5&amp;Rl=8w0faZgjdhamZ1y94rd6Z1y93y46SGT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2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1, J1802</text:p>
          </table:table-cell>
          <table:table-cell office:value-type="string" calcext:value-type="string">
            <text:p>MHF4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string" calcext:value-type="string">
            <text:p>SMD</text:p>
          </table:table-cell>
          <table:table-cell office:value-type="string" calcext:value-type="string">
            <text:p>dvk-mx8m-bsb:MHF4_20449-001E</text:p>
          </table:table-cell>
          <table:table-cell office:value-type="string" calcext:value-type="string">
            <text:p>http://www.taoglas.com/images/product_images/original_images/RECE.20449.001E.01.pdf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RECE-20449-001E-01</text:p>
          </table:table-cell>
          <table:table-cell office:value-type="string" calcext:value-type="string">
            <text:p>960-RECE20449-001E01</text:p>
          </table:table-cell>
          <table:table-cell office:value-type="string" calcext:value-type="string">
            <text:p>https://www.mouser.com/ProductDetail/Taoglas/RECE-20449-001E-01?qs=%2fha2pyFaduhuIY4wWTVKB6roJgz9SHYsLjNmpvVxDNcgjaumesx7oRkp8dxIiEM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ECE-20449-001E-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4])-LEN(SUBSTITUTE([.A14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8])-LEN(SUBSTITUTE([.A148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18" calcext:value-type="float">
            <text:p>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L1801, L1802, </text:span>L2301, L2302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 style:data-style-name="N2" text:time-value="13:15:03.358778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1T13:16:26.788675716</dc:date>
    <meta:editing-duration>PT4H11M4S</meta:editing-duration>
    <meta:editing-cycles>106</meta:editing-cycles>
    <meta:generator>LibreOffice/6.0.5.2$Linux_X86_64 LibreOffice_project/00$Build-2</meta:generator>
    <meta:document-statistic meta:table-count="1" meta:cell-count="1442" meta:object-count="0"/>
  </office:meta>
</office:document-meta>
</file>